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74.85">
            <text:p>74.850</text:p>
          </table:table-cell>
          <table:table-cell office:value-type="float" office:value="10">
            <text:p>10</text:p>
          </table:table-cell>
          <table:table-cell table:formula="of:=[.C3]*1.01" office:value-type="float" office:value="82.6809660870287">
            <text:p>82.6810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1080609105967">
            <text:p>25.1081</text:p>
          </table:table-cell>
          <table:table-cell table:style-name="ce6" office:value-type="float" office:value="31.53">
            <text:p>31.53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4.8287356142153">
            <text:p>34.8287</text:p>
          </table:table-cell>
          <table:table-cell table:style-name="ce6" office:value-type="float" office:value="93.8">
            <text:p>9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03.613555363571">
            <text:p>103.6136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74.85">
            <text:p>74.8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1.8623426604244">
            <text:p>81.8623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4.8594662481155">
            <text:p>24.8595</text:p>
          </table:table-cell>
          <table:table-cell table:style-name="ce7" table:formula="of:=[.V2]" office:value-type="float" office:value="31.53">
            <text:p>31.53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34.4838966477379">
            <text:p>34.4839</text:p>
          </table:table-cell>
          <table:table-cell table:style-name="ce7" table:formula="of:=[.Y2]" office:value-type="float" office:value="93.8">
            <text:p>9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02.587678577793">
            <text:p>102.587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74.85">
            <text:p>74.8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1.0518244162618">
            <text:p>81.0518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4.6133329189263">
            <text:p>24.6133</text:p>
          </table:table-cell>
          <table:table-cell table:style-name="ce7" table:formula="of:=[.V3]" office:value-type="float" office:value="31.53">
            <text:p>31.53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34.1424719284534">
            <text:p>34.1425</text:p>
          </table:table-cell>
          <table:table-cell table:style-name="ce7" table:formula="of:=[.Y3]" office:value-type="float" office:value="93.8">
            <text:p>9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01.571958987914">
            <text:p>101.572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74.85">
            <text:p>74.8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0.2493311052097">
            <text:p>80.2493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3696365533923">
            <text:p>24.3696</text:p>
          </table:table-cell>
          <table:table-cell table:style-name="ce7" table:formula="of:=[.V4]" office:value-type="float" office:value="31.53">
            <text:p>31.53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33.804427651934">
            <text:p>33.8044</text:p>
          </table:table-cell>
          <table:table-cell table:style-name="ce7" table:formula="of:=[.Y4]" office:value-type="float" office:value="93.8">
            <text:p>9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00.566296027638">
            <text:p>100.566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74.85">
            <text:p>74.8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79.4547832724849">
            <text:p>79.4548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1283530231607">
            <text:p>24.1284</text:p>
          </table:table-cell>
          <table:table-cell table:style-name="ce7" table:formula="of:=[.V5]" office:value-type="float" office:value="31.53">
            <text:p>31.53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33.4697303484495">
            <text:p>33.4697</text:p>
          </table:table-cell>
          <table:table-cell table:style-name="ce7" table:formula="of:=[.Y5]" office:value-type="float" office:value="93.8">
            <text:p>9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99.5705901263738">
            <text:p>99.5706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74.85">
            <text:p>74.8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78.668102249985">
            <text:p>78.6681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3.889458438773">
            <text:p>23.8895</text:p>
          </table:table-cell>
          <table:table-cell table:style-name="ce7" table:formula="of:=[.V6]" office:value-type="float" office:value="31.53">
            <text:p>31.53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33.138346879653">
            <text:p>33.1383</text:p>
          </table:table-cell>
          <table:table-cell table:style-name="ce7" table:formula="of:=[.Y6]" office:value-type="float" office:value="93.8">
            <text:p>9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98.58474269938">
            <text:p>98.584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74.85">
            <text:p>74.8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77.8892101485">
            <text:p>77.8892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3.6529291473">
            <text:p>23.6529</text:p>
          </table:table-cell>
          <table:table-cell table:style-name="ce7" table:formula="of:=[.V7]" office:value-type="float" office:value="31.53">
            <text:p>31.53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32.8102444353">
            <text:p>32.8102</text:p>
          </table:table-cell>
          <table:table-cell table:style-name="ce7" table:formula="of:=[.Y7]" office:value-type="float" office:value="93.8">
            <text:p>9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97.608656138">
            <text:p>97.608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74.85">
            <text:p>74.8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77.11802985">
            <text:p>77.1180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41874173">
            <text:p>23.4187</text:p>
          </table:table-cell>
          <table:table-cell table:style-name="ce7" table:formula="of:=[.V8]" office:value-type="float" office:value="31.53">
            <text:p>31.53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32.48539053">
            <text:p>32.4854</text:p>
          </table:table-cell>
          <table:table-cell table:style-name="ce7" table:formula="of:=[.Y8]" office:value-type="float" office:value="93.8">
            <text:p>9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96.6422338">
            <text:p>96.642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74.85">
            <text:p>74.8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76.354485">
            <text:p>76.3545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186873">
            <text:p>23.1869</text:p>
          </table:table-cell>
          <table:table-cell table:style-name="ce7" table:formula="of:=[.V9]" office:value-type="float" office:value="31.53">
            <text:p>31.53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32.163753">
            <text:p>32.1638</text:p>
          </table:table-cell>
          <table:table-cell table:style-name="ce7" table:formula="of:=[.Y9]" office:value-type="float" office:value="93.8">
            <text:p>9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95.68538">
            <text:p>95.685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74.85">
            <text:p>74.8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75.5985">
            <text:p>75.5985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2.9573">
            <text:p>22.9573</text:p>
          </table:table-cell>
          <table:table-cell table:style-name="ce7" table:formula="of:=[.V10]" office:value-type="float" office:value="31.53">
            <text:p>31.53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31.8453">
            <text:p>31.8453</text:p>
          </table:table-cell>
          <table:table-cell table:style-name="ce7" table:formula="of:=[.Y10]" office:value-type="float" office:value="93.8">
            <text:p>9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94.738">
            <text:p>94.7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74.85">
            <text:p>74.8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74.85">
            <text:p>74.850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2.73">
            <text:p>22.7300</text:p>
          </table:table-cell>
          <table:table-cell table:style-name="ce7" table:formula="of:=[.V11]" office:value-type="float" office:value="31.53">
            <text:p>31.53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31.53">
            <text:p>31.5300</text:p>
          </table:table-cell>
          <table:table-cell table:style-name="ce7" table:formula="of:=[.Y11]" office:value-type="float" office:value="93.8">
            <text:p>9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93.8">
            <text:p>9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74.85">
            <text:p>74.8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74.1089108910891">
            <text:p>74.1089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31.53">
            <text:p>31.53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31.2178217821782">
            <text:p>31.2178</text:p>
          </table:table-cell>
          <table:table-cell table:style-name="ce7" table:formula="of:=[.Y12]" office:value-type="float" office:value="93.8">
            <text:p>9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92.8712871287129">
            <text:p>92.871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74.85">
            <text:p>74.8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73.375159298108">
            <text:p>73.3752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31.53">
            <text:p>31.53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30.9087344378002">
            <text:p>30.9087</text:p>
          </table:table-cell>
          <table:table-cell table:style-name="ce7" table:formula="of:=[.Y13]" office:value-type="float" office:value="93.8">
            <text:p>9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91.9517694343692">
            <text:p>91.951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74.85">
            <text:p>74.8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2.6486725723842">
            <text:p>72.6487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0615140623954">
            <text:p>22.0615</text:p>
          </table:table-cell>
          <table:table-cell table:style-name="ce7" table:formula="of:=[.V14]" office:value-type="float" office:value="31.53">
            <text:p>31.53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30.6027073641586">
            <text:p>30.6027</text:p>
          </table:table-cell>
          <table:table-cell table:style-name="ce7" table:formula="of:=[.Y14]" office:value-type="float" office:value="93.8">
            <text:p>9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91.041355875613">
            <text:p>91.041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74.85">
            <text:p>74.8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1.9293787845388">
            <text:p>71.9294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1.8430832300944">
            <text:p>21.8431</text:p>
          </table:table-cell>
          <table:table-cell table:style-name="ce7" table:formula="of:=[.V15]" office:value-type="float" office:value="31.53">
            <text:p>31.53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30.2997102615432">
            <text:p>30.2997</text:p>
          </table:table-cell>
          <table:table-cell table:style-name="ce7" table:formula="of:=[.Y15]" office:value-type="float" office:value="93.8">
            <text:p>9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90.1399563124881">
            <text:p>90.140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74.85">
            <text:p>74.8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71.2172067173651">
            <text:p>71.2172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1.6268150793014">
            <text:p>21.6268</text:p>
          </table:table-cell>
          <table:table-cell table:style-name="ce7" table:formula="of:=[.V16]" office:value-type="float" office:value="31.53">
            <text:p>31.53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9.9997131302408">
            <text:p>29.9997</text:p>
          </table:table-cell>
          <table:table-cell table:style-name="ce7" table:formula="of:=[.Y16]" office:value-type="float" office:value="93.8">
            <text:p>9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89.247481497513">
            <text:p>89.2475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74.85">
            <text:p>74.8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0.5120858587774">
            <text:p>70.5121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4126881973281">
            <text:p>21.4127</text:p>
          </table:table-cell>
          <table:table-cell table:style-name="ce7" table:formula="of:=[.V17]" office:value-type="float" office:value="31.53">
            <text:p>31.53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9.7026862675651">
            <text:p>29.7027</text:p>
          </table:table-cell>
          <table:table-cell table:style-name="ce7" table:formula="of:=[.Y17]" office:value-type="float" office:value="93.8">
            <text:p>9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88.3638430668446">
            <text:p>88.3638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74.85">
            <text:p>74.8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9.8139463948291">
            <text:p>69.8139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2006813834932">
            <text:p>21.2007</text:p>
          </table:table-cell>
          <table:table-cell table:style-name="ce7" table:formula="of:=[.V18]" office:value-type="float" office:value="31.53">
            <text:p>31.53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9.408600264916">
            <text:p>29.4086</text:p>
          </table:table-cell>
          <table:table-cell table:style-name="ce7" table:formula="of:=[.Y18]" office:value-type="float" office:value="93.8">
            <text:p>9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87.4889535315293">
            <text:p>87.4890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74.85">
            <text:p>74.8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9.1227192028011">
            <text:p>69.1227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0.990773647023">
            <text:p>20.9908</text:p>
          </table:table-cell>
          <table:table-cell table:style-name="ce7" table:formula="of:=[.V19]" office:value-type="float" office:value="31.53">
            <text:p>31.53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9.1174260048673">
            <text:p>29.1174</text:p>
          </table:table-cell>
          <table:table-cell table:style-name="ce7" table:formula="of:=[.Y19]" office:value-type="float" office:value="93.8">
            <text:p>9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86.6227262688409">
            <text:p>86.6227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74.85">
            <text:p>74.8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68.4383358443575">
            <text:p>68.4383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0.7829442049732">
            <text:p>20.7829</text:p>
          </table:table-cell>
          <table:table-cell table:style-name="ce7" table:formula="of:=[.V20]" office:value-type="float" office:value="31.53">
            <text:p>31.53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8.8291346582845">
            <text:p>28.8291</text:p>
          </table:table-cell>
          <table:table-cell table:style-name="ce7" table:formula="of:=[.Y20]" office:value-type="float" office:value="93.8">
            <text:p>9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85.7650755137038">
            <text:p>85.765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74.85">
            <text:p>74.8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67.7607285587698">
            <text:p>67.7607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5771724801715">
            <text:p>20.5772</text:p>
          </table:table-cell>
          <table:table-cell table:style-name="ce7" table:formula="of:=[.V21]" office:value-type="float" office:value="31.53">
            <text:p>31.53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8.5436976814698">
            <text:p>28.5437</text:p>
          </table:table-cell>
          <table:table-cell table:style-name="ce7" table:formula="of:=[.Y21]" office:value-type="float" office:value="93.8">
            <text:p>9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84.9159163502018">
            <text:p>84.915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6" office:value-type="float" office:value="1.73">
            <text:p>1.73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91099627696138">
            <text:p>1.9110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0.997473779246318">
            <text:p>0.9975</text:p>
          </table:table-cell>
          <table:table-cell table:style-name="ce6" office:value-type="float" office:value="1.28">
            <text:p>1.2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41391632052634">
            <text:p>1.4139</text:p>
          </table:table-cell>
          <table:table-cell table:style-name="ce6" office:value-type="float" office:value="1.29">
            <text:p>1.29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42496254178045">
            <text:p>1.4250</text:p>
          </table:table-cell>
          <table:table-cell table:style-name="ce6" office:value-type="float" office:value="1.267">
            <text:p>1.267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99556232896">
            <text:p>1.3996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7" table:formula="of:=[.D25]" office:value-type="float" office:value="1.73">
            <text:p>1.73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89207552174394">
            <text:p>1.8921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0.987597801233978">
            <text:p>0.9876</text:p>
          </table:table-cell>
          <table:table-cell table:style-name="ce7" table:formula="of:=[.S25]" office:value-type="float" office:value="1.28">
            <text:p>1.2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9991714903598">
            <text:p>1.3999</text:p>
          </table:table-cell>
          <table:table-cell table:style-name="ce7" table:formula="of:=[.V25]" office:value-type="float" office:value="1.29">
            <text:p>1.29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41085400176283">
            <text:p>1.4109</text:p>
          </table:table-cell>
          <table:table-cell table:style-name="ce7" table:formula="of:=[.Y25]" office:value-type="float" office:value="1.267">
            <text:p>1.267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8569924049109">
            <text:p>1.385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7" table:formula="of:=[.D26]" office:value-type="float" office:value="1.73">
            <text:p>1.73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87334210073658">
            <text:p>1.8733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0.977819605182156">
            <text:p>0.9778</text:p>
          </table:table-cell>
          <table:table-cell table:style-name="ce7" table:formula="of:=[.S26]" office:value-type="float" office:value="1.28">
            <text:p>1.2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8605658320394">
            <text:p>1.3861</text:p>
          </table:table-cell>
          <table:table-cell table:style-name="ce7" table:formula="of:=[.V26]" office:value-type="float" office:value="1.29">
            <text:p>1.29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9688515026022">
            <text:p>1.3969</text:p>
          </table:table-cell>
          <table:table-cell table:style-name="ce7" table:formula="of:=[.Y26]" office:value-type="float" office:value="1.267">
            <text:p>1.267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7197944603078">
            <text:p>1.3720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7" table:formula="of:=[.D27]" office:value-type="float" office:value="1.73">
            <text:p>1.73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85479415914513">
            <text:p>1.8548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0.96813822295263">
            <text:p>0.9681</text:p>
          </table:table-cell>
          <table:table-cell table:style-name="ce7" table:formula="of:=[.S27]" office:value-type="float" office:value="1.28">
            <text:p>1.2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7233325069697">
            <text:p>1.3723</text:p>
          </table:table-cell>
          <table:table-cell table:style-name="ce7" table:formula="of:=[.V27]" office:value-type="float" office:value="1.29">
            <text:p>1.29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8305460421804">
            <text:p>1.3831</text:p>
          </table:table-cell>
          <table:table-cell table:style-name="ce7" table:formula="of:=[.Y27]" office:value-type="float" office:value="1.267">
            <text:p>1.267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5839549111958">
            <text:p>1.3584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7" table:formula="of:=[.D28]" office:value-type="float" office:value="1.73">
            <text:p>1.73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83642986053973">
            <text:p>1.8364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0.958552695992703">
            <text:p>0.9586</text:p>
          </table:table-cell>
          <table:table-cell table:style-name="ce7" table:formula="of:=[.S28]" office:value-type="float" office:value="1.28">
            <text:p>1.2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5874579276928">
            <text:p>1.3587</text:p>
          </table:table-cell>
          <table:table-cell table:style-name="ce7" table:formula="of:=[.V28]" office:value-type="float" office:value="1.29">
            <text:p>1.29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6936099427529">
            <text:p>1.3694</text:p>
          </table:table-cell>
          <table:table-cell table:style-name="ce7" table:formula="of:=[.Y28]" office:value-type="float" office:value="1.267">
            <text:p>1.267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4494603081147">
            <text:p>1.344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87.23">
            <text:p>87.23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91.679606670223">
            <text:p>91.6796</text:p>
          </table:table-cell>
          <table:table-cell table:style-name="ce7" table:formula="of:=[.D29]" office:value-type="float" office:value="1.73">
            <text:p>1.73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818247386673">
            <text:p>1.8182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0.903">
            <text:p>0.903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0.9490620752403">
            <text:p>0.9491</text:p>
          </table:table-cell>
          <table:table-cell table:style-name="ce7" table:formula="of:=[.S29]" office:value-type="float" office:value="1.28">
            <text:p>1.2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45292864128">
            <text:p>1.3453</text:p>
          </table:table-cell>
          <table:table-cell table:style-name="ce7" table:formula="of:=[.V29]" office:value-type="float" office:value="1.29">
            <text:p>1.29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55802964629">
            <text:p>1.3558</text:p>
          </table:table-cell>
          <table:table-cell table:style-name="ce7" table:formula="of:=[.Y29]" office:value-type="float" office:value="1.267">
            <text:p>1.267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316297334767">
            <text:p>1.3316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7" table:formula="of:=[.D30]" office:value-type="float" office:value="1.73">
            <text:p>1.73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8002449373">
            <text:p>1.8002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0.93966542103">
            <text:p>0.9397</text:p>
          </table:table-cell>
          <table:table-cell table:style-name="ce7" table:formula="of:=[.S30]" office:value-type="float" office:value="1.28">
            <text:p>1.2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3319731328">
            <text:p>1.3320</text:p>
          </table:table-cell>
          <table:table-cell table:style-name="ce7" table:formula="of:=[.V30]" office:value-type="float" office:value="1.29">
            <text:p>1.29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423791729">
            <text:p>1.3424</text:p>
          </table:table-cell>
          <table:table-cell table:style-name="ce7" table:formula="of:=[.Y30]" office:value-type="float" office:value="1.267">
            <text:p>1.267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31844528067">
            <text:p>1.318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7" table:formula="of:=[.D31]" office:value-type="float" office:value="1.73">
            <text:p>1.73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78242073">
            <text:p>1.7824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0.930361803">
            <text:p>0.9304</text:p>
          </table:table-cell>
          <table:table-cell table:style-name="ce7" table:formula="of:=[.S31]" office:value-type="float" office:value="1.28">
            <text:p>1.2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31878528">
            <text:p>1.3188</text:p>
          </table:table-cell>
          <table:table-cell table:style-name="ce7" table:formula="of:=[.V31]" office:value-type="float" office:value="1.29">
            <text:p>1.29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2908829">
            <text:p>1.3291</text:p>
          </table:table-cell>
          <table:table-cell table:style-name="ce7" table:formula="of:=[.Y31]" office:value-type="float" office:value="1.267">
            <text:p>1.267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305391367">
            <text:p>1.3054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7" table:formula="of:=[.D32]" office:value-type="float" office:value="1.73">
            <text:p>1.73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764773">
            <text:p>1.7648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0.9211503">
            <text:p>0.9212</text:p>
          </table:table-cell>
          <table:table-cell table:style-name="ce7" table:formula="of:=[.S32]" office:value-type="float" office:value="1.28">
            <text:p>1.2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305728">
            <text:p>1.3057</text:p>
          </table:table-cell>
          <table:table-cell table:style-name="ce7" table:formula="of:=[.V32]" office:value-type="float" office:value="1.29">
            <text:p>1.29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315929">
            <text:p>1.3159</text:p>
          </table:table-cell>
          <table:table-cell table:style-name="ce7" table:formula="of:=[.Y32]" office:value-type="float" office:value="1.267">
            <text:p>1.267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924667">
            <text:p>1.2925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7" table:formula="of:=[.D33]" office:value-type="float" office:value="1.73">
            <text:p>1.73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7473">
            <text:p>1.7473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0.91203">
            <text:p>0.9120</text:p>
          </table:table-cell>
          <table:table-cell table:style-name="ce7" table:formula="of:=[.S33]" office:value-type="float" office:value="1.28">
            <text:p>1.2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928">
            <text:p>1.2928</text:p>
          </table:table-cell>
          <table:table-cell table:style-name="ce7" table:formula="of:=[.V33]" office:value-type="float" office:value="1.29">
            <text:p>1.29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029">
            <text:p>1.3029</text:p>
          </table:table-cell>
          <table:table-cell table:style-name="ce7" table:formula="of:=[.Y33]" office:value-type="float" office:value="1.267">
            <text:p>1.267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7967">
            <text:p>1.2797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87.23">
            <text:p>87.23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87.23">
            <text:p>87.2300</text:p>
          </table:table-cell>
          <table:table-cell table:style-name="ce7" table:formula="of:=[.D34]" office:value-type="float" office:value="1.73">
            <text:p>1.73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73">
            <text:p>1.73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0.903">
            <text:p>0.903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0.903">
            <text:p>0.9030</text:p>
          </table:table-cell>
          <table:table-cell table:style-name="ce7" table:formula="of:=[.S34]" office:value-type="float" office:value="1.28">
            <text:p>1.2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8">
            <text:p>1.2800</text:p>
          </table:table-cell>
          <table:table-cell table:style-name="ce7" table:formula="of:=[.V34]" office:value-type="float" office:value="1.29">
            <text:p>1.29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9">
            <text:p>1.2900</text:p>
          </table:table-cell>
          <table:table-cell table:style-name="ce7" table:formula="of:=[.Y34]" office:value-type="float" office:value="1.267">
            <text:p>1.267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67">
            <text:p>1.267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87.23">
            <text:p>87.23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86.3663366336634">
            <text:p>86.3663</text:p>
          </table:table-cell>
          <table:table-cell table:style-name="ce7" table:formula="of:=[.D35]" office:value-type="float" office:value="1.73">
            <text:p>1.73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71287128712871">
            <text:p>1.7129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0.903">
            <text:p>0.903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0.894059405940594">
            <text:p>0.8941</text:p>
          </table:table-cell>
          <table:table-cell table:style-name="ce7" table:formula="of:=[.S35]" office:value-type="float" office:value="1.28">
            <text:p>1.2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6732673267327">
            <text:p>1.2673</text:p>
          </table:table-cell>
          <table:table-cell table:style-name="ce7" table:formula="of:=[.V35]" office:value-type="float" office:value="1.29">
            <text:p>1.29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7722772277228">
            <text:p>1.2772</text:p>
          </table:table-cell>
          <table:table-cell table:style-name="ce7" table:formula="of:=[.Y35]" office:value-type="float" office:value="1.267">
            <text:p>1.267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5445544554455">
            <text:p>1.254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87.23">
            <text:p>87.23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85.5112243897657">
            <text:p>85.5112</text:p>
          </table:table-cell>
          <table:table-cell table:style-name="ce7" table:formula="of:=[.D36]" office:value-type="float" office:value="1.73">
            <text:p>1.73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69591216547397">
            <text:p>1.6959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0.903">
            <text:p>0.903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0.88520733261445">
            <text:p>0.8852</text:p>
          </table:table-cell>
          <table:table-cell table:style-name="ce7" table:formula="of:=[.S36]" office:value-type="float" office:value="1.28">
            <text:p>1.2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5477894324086">
            <text:p>1.2548</text:p>
          </table:table-cell>
          <table:table-cell table:style-name="ce7" table:formula="of:=[.V36]" office:value-type="float" office:value="1.29">
            <text:p>1.29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6458190373493">
            <text:p>1.2646</text:p>
          </table:table-cell>
          <table:table-cell table:style-name="ce7" table:formula="of:=[.Y36]" office:value-type="float" office:value="1.267">
            <text:p>1.267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4203509459857">
            <text:p>1.2420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7" table:formula="of:=[.D37]" office:value-type="float" office:value="1.73">
            <text:p>1.73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67912095591482">
            <text:p>1.6791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0.876442903578663">
            <text:p>0.8764</text:p>
          </table:table-cell>
          <table:table-cell table:style-name="ce7" table:formula="of:=[.S37]" office:value-type="float" office:value="1.28">
            <text:p>1.2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4235538934738">
            <text:p>1.2424</text:p>
          </table:table-cell>
          <table:table-cell table:style-name="ce7" table:formula="of:=[.V37]" office:value-type="float" office:value="1.29">
            <text:p>1.29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5206129082666">
            <text:p>1.2521</text:p>
          </table:table-cell>
          <table:table-cell table:style-name="ce7" table:formula="of:=[.Y37]" office:value-type="float" office:value="1.267">
            <text:p>1.267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2973771742433">
            <text:p>1.22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7" table:formula="of:=[.D38]" office:value-type="float" office:value="1.73">
            <text:p>1.73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66249599595527">
            <text:p>1.662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0.867765251067983">
            <text:p>0.8678</text:p>
          </table:table-cell>
          <table:table-cell table:style-name="ce7" table:formula="of:=[.S38]" office:value-type="float" office:value="1.28">
            <text:p>1.2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230054840938">
            <text:p>1.2301</text:p>
          </table:table-cell>
          <table:table-cell table:style-name="ce7" table:formula="of:=[.V38]" office:value-type="float" office:value="1.29">
            <text:p>1.29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3966464438283">
            <text:p>1.2397</text:p>
          </table:table-cell>
          <table:table-cell table:style-name="ce7" table:formula="of:=[.Y38]" office:value-type="float" office:value="1.267">
            <text:p>1.267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21756209645973">
            <text:p>1.2176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87.23">
            <text:p>87.23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82.9963519299367">
            <text:p>82.9964</text:p>
          </table:table-cell>
          <table:table-cell table:style-name="ce7" table:formula="of:=[.D39]" office:value-type="float" office:value="1.73">
            <text:p>1.73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64603563955968">
            <text:p>1.6460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0.903">
            <text:p>0.903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0.859173515908894">
            <text:p>0.8592</text:p>
          </table:table-cell>
          <table:table-cell table:style-name="ce7" table:formula="of:=[.S39]" office:value-type="float" office:value="1.28">
            <text:p>1.2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21787608013664">
            <text:p>1.2179</text:p>
          </table:table-cell>
          <table:table-cell table:style-name="ce7" table:formula="of:=[.V39]" office:value-type="float" office:value="1.29">
            <text:p>1.29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2739073701271">
            <text:p>1.2274</text:p>
          </table:table-cell>
          <table:table-cell table:style-name="ce7" table:formula="of:=[.Y39]" office:value-type="float" office:value="1.267">
            <text:p>1.267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20550702619775">
            <text:p>1.2055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7" table:formula="of:=[.D40]" office:value-type="float" office:value="1.73">
            <text:p>1.73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62973825698978">
            <text:p>1.6297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0.850666847434549">
            <text:p>0.8507</text:p>
          </table:table-cell>
          <table:table-cell table:style-name="ce7" table:formula="of:=[.S40]" office:value-type="float" office:value="1.28">
            <text:p>1.2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20581790112538">
            <text:p>1.2058</text:p>
          </table:table-cell>
          <table:table-cell table:style-name="ce7" table:formula="of:=[.V40]" office:value-type="float" office:value="1.29">
            <text:p>1.29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1523835347793">
            <text:p>1.2152</text:p>
          </table:table-cell>
          <table:table-cell table:style-name="ce7" table:formula="of:=[.Y40]" office:value-type="float" office:value="1.267">
            <text:p>1.267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9357131306708">
            <text:p>1.1936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7" table:formula="of:=[.D41]" office:value-type="float" office:value="1.73">
            <text:p>1.73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61360223464334">
            <text:p>1.6136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0.842244403400543">
            <text:p>0.8422</text:p>
          </table:table-cell>
          <table:table-cell table:style-name="ce7" table:formula="of:=[.S41]" office:value-type="float" office:value="1.28">
            <text:p>1.2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9387911002513">
            <text:p>1.1939</text:p>
          </table:table-cell>
          <table:table-cell table:style-name="ce7" table:formula="of:=[.V41]" office:value-type="float" office:value="1.29">
            <text:p>1.29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032062905722">
            <text:p>1.2032</text:p>
          </table:table-cell>
          <table:table-cell table:style-name="ce7" table:formula="of:=[.Y41]" office:value-type="float" office:value="1.267">
            <text:p>1.267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8175377531394">
            <text:p>1.1818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7" table:formula="of:=[.D42]" office:value-type="float" office:value="1.73">
            <text:p>1.73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5976259748944">
            <text:p>1.5976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0.833905349901528">
            <text:p>0.8339</text:p>
          </table:table-cell>
          <table:table-cell table:style-name="ce7" table:formula="of:=[.S42]" office:value-type="float" office:value="1.28">
            <text:p>1.2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8205852477736">
            <text:p>1.1821</text:p>
          </table:table-cell>
          <table:table-cell table:style-name="ce7" table:formula="of:=[.V42]" office:value-type="float" office:value="1.29">
            <text:p>1.29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9129335700218">
            <text:p>1.1913</text:p>
          </table:table-cell>
          <table:table-cell table:style-name="ce7" table:formula="of:=[.Y42]" office:value-type="float" office:value="1.267">
            <text:p>1.267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7005324288509">
            <text:p>1.170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7" table:formula="of:=[.D43]" office:value-type="float" office:value="1.73">
            <text:p>1.73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58180789593505">
            <text:p>1.5818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0.825648861288641">
            <text:p>0.8256</text:p>
          </table:table-cell>
          <table:table-cell table:style-name="ce7" table:formula="of:=[.S43]" office:value-type="float" office:value="1.28">
            <text:p>1.2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7035497502709">
            <text:p>1.1704</text:p>
          </table:table-cell>
          <table:table-cell table:style-name="ce7" table:formula="of:=[.V43]" office:value-type="float" office:value="1.29">
            <text:p>1.29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7949837326949">
            <text:p>1.1795</text:p>
          </table:table-cell>
          <table:table-cell table:style-name="ce7" table:formula="of:=[.Y43]" office:value-type="float" office:value="1.267">
            <text:p>1.267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5846855731197">
            <text:p>1.1585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7" table:formula="of:=[.D44]" office:value-type="float" office:value="1.73">
            <text:p>1.73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56614643161886">
            <text:p>1.5661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817474120087764">
            <text:p>0.8175</text:p>
          </table:table-cell>
          <table:table-cell table:style-name="ce7" table:formula="of:=[.S44]" office:value-type="float" office:value="1.28">
            <text:p>1.2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5876730200702">
            <text:p>1.1588</text:p>
          </table:table-cell>
          <table:table-cell table:style-name="ce7" table:formula="of:=[.V44]" office:value-type="float" office:value="1.29">
            <text:p>1.29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6782017155395">
            <text:p>1.1678</text:p>
          </table:table-cell>
          <table:table-cell table:style-name="ce7" table:formula="of:=[.Y44]" office:value-type="float" office:value="1.267">
            <text:p>1.267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4699857159601">
            <text:p>1.147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826123">
            <text:p>826123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337642">
            <text:p>2337642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015／05／27</text:date>, <text:time>18:03:5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7T18:03:59.06</dc:date>
    <meta:editing-duration>P40DT48M44S</meta:editing-duration>
    <meta:editing-cycles>147</meta:editing-cycles>
    <meta:generator>OpenOffice/4.1.1$Win32 OpenOffice.org_project/411m6$Build-9775</meta:generator>
    <meta:document-statistic meta:table-count="7" meta:cell-count="3645" meta:object-count="0"/>
  </office:meta>
</office:document-meta>
</file>